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officeooo:paragraph-rsid="0016c48a"/>
    </style:style>
    <style:style style:name="P2" style:family="paragraph" style:parent-style-name="Standard">
      <style:text-properties officeooo:paragraph-rsid="0018290a"/>
    </style:style>
    <style:style style:name="P3" style:family="paragraph" style:parent-style-name="Standard">
      <style:text-properties officeooo:rsid="0019899b" officeooo:paragraph-rsid="0019899b"/>
    </style:style>
    <style:style style:name="P4" style:family="paragraph" style:parent-style-name="Standard">
      <style:text-properties officeooo:paragraph-rsid="0019899b"/>
    </style:style>
    <style:style style:name="P5" style:family="paragraph" style:parent-style-name="Standard">
      <style:paragraph-properties fo:break-before="page"/>
    </style:style>
    <style:style style:name="P6" style:family="paragraph" style:parent-style-name="Standard">
      <style:text-properties officeooo:rsid="001d6b2e" officeooo:paragraph-rsid="001d6b2e"/>
    </style:style>
    <style:style style:name="P7" style:family="paragraph" style:parent-style-name="Standard">
      <style:text-properties officeooo:rsid="001f3602" officeooo:paragraph-rsid="001f3602"/>
    </style:style>
    <style:style style:name="P8" style:family="paragraph" style:parent-style-name="Standard" style:list-style-name="L1">
      <style:text-properties officeooo:paragraph-rsid="0018290a"/>
    </style:style>
    <style:style style:name="P9" style:family="paragraph" style:parent-style-name="Standard" style:list-style-name="L2">
      <style:text-properties officeooo:paragraph-rsid="0018290a"/>
    </style:style>
    <style:style style:name="P10" style:family="paragraph" style:parent-style-name="Standard">
      <style:text-properties officeooo:rsid="0016c48a" officeooo:paragraph-rsid="0016c48a"/>
    </style:style>
    <style:style style:name="P11" style:family="paragraph" style:parent-style-name="Standard">
      <style:text-properties officeooo:rsid="001d6b2e" officeooo:paragraph-rsid="001d6b2e"/>
    </style:style>
    <style:style style:name="P12" style:family="paragraph" style:parent-style-name="Standard">
      <style:text-properties officeooo:rsid="001fe43e"/>
    </style:style>
    <style:style style:name="P13" style:family="paragraph" style:parent-style-name="Standard">
      <style:text-properties officeooo:rsid="001fe43e" officeooo:paragraph-rsid="001fe43e"/>
    </style:style>
    <style:style style:name="P14" style:family="paragraph" style:parent-style-name="Standard">
      <style:text-properties officeooo:paragraph-rsid="001fe43e"/>
    </style:style>
    <style:style style:name="P15" style:family="paragraph" style:parent-style-name="Standard">
      <style:text-properties officeooo:paragraph-rsid="00207fba"/>
    </style:style>
    <style:style style:name="P16" style:family="paragraph" style:parent-style-name="Standard">
      <style:paragraph-properties fo:break-before="page"/>
    </style:style>
    <style:style style:name="P17" style:family="paragraph" style:parent-style-name="Standard">
      <style:text-properties officeooo:rsid="0020a8dd" officeooo:paragraph-rsid="0020a8dd"/>
    </style:style>
    <style:style style:name="P18" style:family="paragraph" style:parent-style-name="Standard">
      <style:text-properties officeooo:rsid="00224ff6" officeooo:paragraph-rsid="00224ff6"/>
    </style:style>
    <style:style style:name="P19" style:family="paragraph" style:parent-style-name="Standard">
      <style:text-properties officeooo:rsid="0025f72a" officeooo:paragraph-rsid="0025f72a"/>
    </style:style>
    <style:style style:name="P20" style:family="paragraph" style:parent-style-name="Standard">
      <style:text-properties officeooo:rsid="002613e8" officeooo:paragraph-rsid="002613e8"/>
    </style:style>
    <style:style style:name="P21" style:family="paragraph" style:parent-style-name="Standard">
      <style:text-properties officeooo:paragraph-rsid="002613e8"/>
    </style:style>
    <style:style style:name="P22" style:family="paragraph" style:parent-style-name="Standard">
      <style:text-properties fo:font-weight="normal" officeooo:rsid="002613e8" officeooo:paragraph-rsid="002613e8" style:font-weight-asian="normal" style:font-weight-complex="normal"/>
    </style:style>
    <style:style style:name="P23" style:family="paragraph" style:parent-style-name="Standard">
      <style:text-properties officeooo:paragraph-rsid="0027f4d4"/>
    </style:style>
    <style:style style:name="P24" style:family="paragraph" style:parent-style-name="Standard">
      <style:text-properties officeooo:rsid="002ad103" officeooo:paragraph-rsid="0027f4d4"/>
    </style:style>
    <style:style style:name="P25" style:family="paragraph" style:parent-style-name="Standard">
      <style:text-properties officeooo:rsid="002ad103" officeooo:paragraph-rsid="002ad103"/>
    </style:style>
    <style:style style:name="P26" style:family="paragraph" style:parent-style-name="Text_20_body" style:list-style-name="L3"/>
    <style:style style:name="P27" style:family="paragraph" style:parent-style-name="Text_20_body" style:list-style-name="L3">
      <style:paragraph-properties fo:margin-top="0in" fo:margin-bottom="0in" style:contextual-spacing="false"/>
    </style:style>
    <style:style style:name="T1" style:family="text">
      <style:text-properties officeooo:rsid="0016c48a"/>
    </style:style>
    <style:style style:name="T2" style:family="text">
      <style:text-properties officeooo:rsid="0018290a"/>
    </style:style>
    <style:style style:name="T3" style:family="text">
      <style:text-properties officeooo:rsid="0019358b"/>
    </style:style>
    <style:style style:name="T4" style:family="text">
      <style:text-properties officeooo:rsid="0019899b"/>
    </style:style>
    <style:style style:name="T5" style:family="text">
      <style:text-properties style:text-underline-style="none"/>
    </style:style>
    <style:style style:name="T6" style:family="text">
      <style:text-properties officeooo:rsid="001d6b2e"/>
    </style:style>
    <style:style style:name="T7" style:family="text">
      <style:text-properties officeooo:rsid="001f3602"/>
    </style:style>
    <style:style style:name="T8" style:family="text">
      <style:text-properties officeooo:rsid="001fe43e"/>
    </style:style>
    <style:style style:name="T9" style:family="text">
      <style:text-properties officeooo:rsid="00207fba"/>
    </style:style>
    <style:style style:name="T10" style:family="text">
      <style:text-properties officeooo:rsid="0024052f"/>
    </style:style>
    <style:style style:name="T11" style:family="text">
      <style:text-properties officeooo:rsid="0025f72a"/>
    </style:style>
    <style:style style:name="T12" style:family="text">
      <style:text-properties officeooo:rsid="002613e8"/>
    </style:style>
    <style:style style:name="T13" style:family="text">
      <style:text-properties fo:font-weight="normal" officeooo:rsid="0027a628" style:font-weight-asian="normal" style:font-weight-complex="normal"/>
    </style:style>
    <style:style style:name="T14" style:family="text">
      <style:text-properties fo:font-weight="normal" officeooo:rsid="002613e8" style:font-weight-asian="normal" style:font-weight-complex="normal"/>
    </style:style>
    <style:style style:name="T15" style:family="text">
      <style:text-properties fo:font-weight="normal" officeooo:rsid="0027f4d4" style:font-weight-asian="normal" style:font-weight-complex="normal"/>
    </style:style>
    <style:style style:name="T16" style:family="text">
      <style:text-properties officeooo:rsid="0027f4d4"/>
    </style:style>
    <style:style style:name="T17" style:family="text">
      <style:text-properties officeooo:rsid="0029edd0"/>
    </style:style>
    <style:style style:name="T18" style:family="text">
      <style:text-properties officeooo:rsid="002a6f4b"/>
    </style:style>
    <style:style style:name="T19" style:family="text">
      <style:text-properties officeooo:rsid="002ad103"/>
    </style:style>
    <style:style style:name="T20" style:family="text">
      <style:text-properties officeooo:rsid="002ca9d4"/>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1. Find three government regulations that deal with the protection of information. </text:p>
      <text:p text:style-name="Standard">Provide a brief summary of what type of information they are meant to protect. </text:p>
      <text:p text:style-name="Standard"/>
      <text:p text:style-name="Standard">Gramm-Leach-Bliley Act – <text:span text:style-name="T2">Has Privacy </text:span><text:span text:style-name="T3">Rule</text:span></text:p>
      <text:p text:style-name="Standard"/>
      <text:p text:style-name="Standard"><text:a xlink:type="simple" xlink:href="https://www.ftc.gov/business-guidance/resources/how-comply-privacy-consumer-financial-information-rule-gramm-leach-bliley-act#whois" text:style-name="Internet_20_link" text:visited-style-name="Visited_20_Internet_20_Link">https://www.ftc.gov/business-guidance/resources/how-comply-privacy-consumer-financial-information-rule-gramm-leach-bliley-act#whois</text:a></text:p>
      <text:p text:style-name="Standard"/>
      <text:p text:style-name="P2"><text:span text:style-name="T2">Protects </text:span>nonpublic personal information <text:span text:style-name="T2">(NPI) collected by financial institutes</text:span></text:p>
      <text:p text:style-name="P2"/>
      <text:list text:style-name="L1">
        <text:list-item>
          <text:p text:style-name="P8">information give<text:span text:style-name="T2">n</text:span> to get a financial product or service <text:span text:style-name="T2">like SSN or address</text:span></text:p>
        </text:list-item>
        <text:list-item>
          <text:p text:style-name="P8"><text:span text:style-name="T2">i</text:span>nformation about an individual from a transaction <text:s/><text:span text:style-name="T2">like </text:span>account numbers <text:span text:style-name="T2">or</text:span> payment history</text:p>
        </text:list-item>
        <text:list-item>
          <text:p text:style-name="P8">information about <text:span text:style-name="T5">an</text:span> individual in connection with providing a financial product or service </text:p>
          <text:list>
            <text:list-item>
              <text:p text:style-name="P8">from court records or from a consumer report</text:p>
            </text:list-item>
          </text:list>
        </text:list-item>
      </text:list>
      <text:list text:style-name="L2">
        <text:list-header>
          <text:p text:style-name="P9"/>
        </text:list-header>
      </text:list>
      <text:p text:style-name="P1"><text:span text:style-name="T1">HIPAA – </text:span><text:span text:style-name="T3">Has Security </text:span><text:span text:style-name="T4">and Privacy</text:span><text:span text:style-name="T3"> Rule</text:span><text:span text:style-name="T4">s</text:span></text:p>
      <text:p text:style-name="Standard"/>
      <text:p text:style-name="Standard"><text:a xlink:type="simple" xlink:href="https://www.hhs.gov/hipaa/for-professionals/security/laws-regulations/index.html" text:style-name="Internet_20_link" text:visited-style-name="Visited_20_Internet_20_Link">https://www.hhs.gov/hipaa/for-professionals/security/laws-regulations/index.html</text:a> </text:p>
      <text:p text:style-name="Standard"><text:a xlink:type="simple" xlink:href="https://www.hhs.gov/hipaa/for-professionals/privacy/laws-regulations/index.html" text:style-name="Internet_20_link" text:visited-style-name="Visited_20_Internet_20_Link">https://www.hhs.gov/hipaa/for-professionals/privacy/laws-regulations/index.html</text:a> </text:p>
      <text:p text:style-name="Standard"/>
      <text:p text:style-name="P4"><text:span text:style-name="T4">Both protect i</text:span>ndividually identifiable health information <text:span text:style-name="T4">which is </text:span>information, </text:p>
      <text:p text:style-name="P4">including demographic data, that relates to:</text:p>
      <text:list text:style-name="L3">
        <text:list-item>
          <text:p text:style-name="P27">individual's past, present or future physical or mental health or condition</text:p>
        </text:list-item>
        <text:list-item>
          <text:p text:style-name="P27">provision of health care to the individual</text:p>
        </text:list-item>
        <text:list-item>
          <text:p text:style-name="P26">past, present, or future payment for the provision of health care to the individual </text:p>
        </text:list-item>
      </text:list>
      <text:p text:style-name="P4"><text:span text:style-name="T4">This would include info like </text:span>name, address, birth date, <text:span text:style-name="T4">and </text:span>S<text:span text:style-name="T4">SN’s.</text:span></text:p>
      <text:p text:style-name="Standard"/>
      <text:p text:style-name="P3">The privacy rule defines permitted uses and disclosure of the information.</text:p>
      <text:p text:style-name="P3">The security rule applies to this information only in electronic form stored or transmitted and defines safeguards needed to be made to the information.</text:p>
      <text:p text:style-name="Standard"/>
      <text:p text:style-name="P10">FERPA - </text:p>
      <text:p text:style-name="Standard"/>
      <text:p text:style-name="Standard"><text:a xlink:type="simple" xlink:href="https://www2.ed.gov/policy/gen/guid/fpco/ferpa/index.html" text:style-name="Internet_20_link" text:visited-style-name="Visited_20_Internet_20_Link">https://www2.ed.gov/policy/gen/guid/fpco/ferpa/index.html</text:a> </text:p>
      <text:p text:style-name="Standard"><text:a xlink:type="simple" xlink:href="https://www.ecfr.gov/current/title-34/subtitle-A/part-99#99.2" text:style-name="Internet_20_link" text:visited-style-name="Visited_20_Internet_20_Link">https://www.ecfr.gov/current/title-34/subtitle-A/part-99</text:a></text:p>
      <text:p text:style-name="Standard"/>
      <text:p text:style-name="P6">Protects student educational records and extends to educational records also regarding disabilitities.</text:p>
      <text:p text:style-name="P7">This would be infromation like attendance or course grades.</text:p>
      <text:p text:style-name="Standard"/>
      <text:p text:style-name="Standard"><text:span text:style-name="T6">But s</text:span>chools may disclose, without consent, "directory" information such as a student's name, address, telephone number, date and place of birth, honors and awards, and dates of attendance. <text:span text:style-name="T7">But must tell parents/student upfront about what information is released.</text:span></text:p>
      <text:p text:style-name="P6"/>
      <text:p text:style-name="P6">And may transfer information without consent to certain organizations <text:span text:style-name="T7">like other schools the student tranfsers to.</text:span></text:p>
      <text:p text:style-name="Standard"/>
      <text:p text:style-name="P5">2. Find three criminal cases where hackers or people who stole information were </text:p>
      <text:p text:style-name="Standard">successfully prosecuted. Summarize what they did and what the penalty was. </text:p>
      <text:p text:style-name="Standard"/>
      <text:p text:style-name="P14"><text:a xlink:type="simple" xlink:href="https://en.wikipedia.org/wiki/Capital_One#July_2019_security_breach" text:style-name="Internet_20_link" text:visited-style-name="Visited_20_Internet_20_Link">https://en.wikipedia.org/wiki/Capital_One#July_2019_security_breach</text:a></text:p>
      <text:p text:style-name="P14"><text:a xlink:type="simple" xlink:href="https://www.justice.gov/usao-wdwa/pr/former-seattle-tech-worker-convicted-wire-fraud-and-computer-intrusions" text:style-name="Internet_20_link" text:visited-style-name="Visited_20_Internet_20_Link">https://www.justice.gov/usao-wdwa/pr/former-seattle-tech-worker-convicted-wire-fraud-and-computer-intrusions</text:a></text:p>
      <text:p text:style-name="P14"/>
      <text:p text:style-name="P13">2019 Capital one breach. Paige thompson stole in the 100s of millions of names, millions of candian SIN, 100 of thousands US SSN, and 80 thousand bank accounts through an insecured S3 bucket(s).</text:p>
      <text:p text:style-name="P13"/>
      <text:p text:style-name="P13">Convicted of wire fraud plus authorized access and damaging a protect computer. This is punishable up to 25 years, but I couldn’t find the final verdict. (or if something happened)</text:p>
      <text:p text:style-name="Standard"><text:s/></text:p>
      <text:p text:style-name="P14"><text:a xlink:type="simple" xlink:href="https://en.wikipedia.org/wiki/United_States_v._Morris_(1991)" text:style-name="Internet_20_link" text:visited-style-name="Visited_20_Internet_20_Link"/></text:p>
      <text:p text:style-name="P14"><text:a xlink:type="simple" xlink:href="https://en.wikipedia.org/wiki/United_States_v._Morris_(1991)" text:style-name="Internet_20_link" text:visited-style-name="Visited_20_Internet_20_Link">https://en.wikipedia.org/wiki/United_States_v._Morris_(1991)</text:a> <text:span text:style-name="T8">(Yes, I will use wikipedia)</text:span></text:p>
      <text:p text:style-name="P13">The Morris worm. Morris created a program that would gain access to computers through multiple bugs, brute-forced passwords, or assumed trust of the device spreading to multiple machines. It retried to infect previously infected devices (1/7 times) and which made devices become unresponsive. </text:p>
      <text:p text:style-name="P13"/>
      <text:p text:style-name="P13">Damages are up to $53,000 per facility infected and Morris was given 3 years probation, 400 hours of community service, and paid $10,500.</text:p>
      <text:p text:style-name="Standard"/>
      <text:p text:style-name="Standard"><text:a xlink:type="simple" xlink:href="https://www.wired.com/2015/10/cfaa-computer-fraud-abuse-act-most-controversial-computer-hacking-cases/" text:style-name="Internet_20_link" text:visited-style-name="Visited_20_Internet_20_Link"/></text:p>
      <text:p text:style-name="Standard"><text:a xlink:type="simple" xlink:href="https://www.wired.com/2015/10/cfaa-computer-fraud-abuse-act-most-controversial-computer-hacking-cases/" text:style-name="Internet_20_link" text:visited-style-name="Visited_20_Internet_20_Link">https://www.wired.com/2015/10/cfaa-computer-fraud-abuse-act-most-controversial-computer-hacking-cases/</text:a></text:p>
      <text:p text:style-name="Standard"><text:a xlink:type="simple" xlink:href="https://www.huffpost.com/entry/daniel-spitler-ipad-hack-email-address-theft_n_883240" text:style-name="Internet_20_link" text:visited-style-name="Visited_20_Internet_20_Link">https://www.huffpost.com/entry/daniel-spitler-ipad-hack-email-address-theft_n_883240</text:a> </text:p>
      <text:p text:style-name="Standard"/>
      <text:p text:style-name="Standard">Andrew Auernheimer <text:span text:style-name="T9">and Daniel Spitler</text:span>. <text:span text:style-name="T8">AT&amp;T’s webiste </text:span><text:span text:style-name="T9">displayed email information by trusting the reported device ID of iPad devices. They wrote a script to extract the addresses by mimicking how iPad’s reported to the site. They got about 120,000 emails.</text:span></text:p>
      <text:p text:style-name="P12"/>
      <text:p text:style-name="P15"><text:span text:style-name="T9">Auenrheimer was convicted for 3.5 year. Spitler signed a plea agreement for 1-1.5 years.</text:span></text:p>
      <text:p text:style-name="Standard"/>
      <text:p text:style-name="Standard"/>
      <text:p text:style-name="P5">3. Find three civil cases where hackers or people who stole information were </text:p>
      <text:p text:style-name="Standard">successfully prosecuted. Summarize what they did and what the penalty was. </text:p>
      <text:p text:style-name="Standard"/>
      <text:p text:style-name="Standard"><text:a xlink:type="simple" xlink:href="https://www.capitalonesettlement.com/en" text:style-name="Internet_20_link" text:visited-style-name="Visited_20_Internet_20_Link">https://www.capitalonesettlement.com/en</text:a> </text:p>
      <text:p text:style-name="Standard"/>
      <text:p text:style-name="P17">Capital One class action law suit against them and AWS/amazon <text:span text:style-name="T11">for 2019 breach</text:span>.</text:p>
      <text:p text:style-name="P17">I didn’t know about the class action law suit for this one until looking up the Paige Thompson case above. The information stolen is the same being SIN, SSN, and banking information on top of other personal info.</text:p>
      <text:p text:style-name="P17"/>
      <text:p text:style-name="P18">They have to give out payment for loses tracable to the breach and time loss in correcting or remediating the issues brought because of the breaches. People have to claim this. As well, all members of the settlement get access to identity services and restoration services to monitor for acts of fraud and help correct this with (like with credit companies). <text:span text:style-name="T16">The s</text:span><text:span text:style-name="T10">ite says </text:span><text:span text:style-name="T16">they have a</text:span><text:span text:style-name="T10"> $190 million settlement </text:span><text:span text:style-name="T16">fund</text:span><text:span text:style-name="T10">.</text:span></text:p>
      <text:p text:style-name="P18"/>
      <text:p text:style-name="P18"/>
      <text:p text:style-name="P18"><text:a xlink:type="simple" xlink:href="https://www.bbc.com/news/business-58050391" text:style-name="Internet_20_link" text:visited-style-name="Visited_20_Internet_20_Link">https://www.bbc.com/news/business-58050391</text:a> </text:p>
      <text:p text:style-name="P18"><text:a xlink:type="simple" xlink:href="https://www.zoommeetingsclassaction.com/" text:style-name="Internet_20_link" text:visited-style-name="Visited_20_Internet_20_Link">https://www.zoommeetingsclassaction.com/</text:a> </text:p>
      <text:p text:style-name="P18"/>
      <text:p text:style-name="P19">Zoom class action lawsuit in 2021. Zoom lied about using E2EE. Attackers could invade sessions of zoom calls allowing them to remove users, spoof identity of users, and hijack screen sharing.</text:p>
      <text:p text:style-name="P19"/>
      <text:p text:style-name="P19">Zoom settled to an $86 million agreement. But on zoom still denies libaility to the regards of the privacy concerns, false advertising, or having to do more to prevent unwanted attendees. </text:p>
      <text:p text:style-name="P19"/>
      <text:p text:style-name="P19"/>
      <text:p text:style-name="P20"><text:a xlink:type="simple" xlink:href="https://www.opmdatabreach.com/" text:style-name="Internet_20_link" text:visited-style-name="Visited_20_Internet_20_Link">https://www.opmdatabreach.com/</text:a> </text:p>
      <text:p text:style-name="P20"><text:a xlink:type="simple" xlink:href="https://topclassactions.com/lawsuit-settlements/closed-settlements/office-of-personnel-management-data-breach-63m-class-action-settlement/" text:style-name="Internet_20_link" text:visited-style-name="Visited_20_Internet_20_Link">https://topclassactions.com/lawsuit-settlements/closed-settlements/office-of-personnel-management-data-breach-63m-class-action-settlement/</text:a></text:p>
      <text:p text:style-name="P20"><text:a xlink:type="simple" xlink:href="https://www.opm.gov/cybersecurity/cybersecurity-incidents/" text:style-name="Internet_20_link" text:visited-style-name="Visited_20_Internet_20_Link">https://www.opm.gov/cybersecurity/cybersecurity-incidents/</text:a></text:p>
      <text:p text:style-name="P20"/>
      <text:p text:style-name="P20"/>
      <text:p text:style-name="P21"><text:span text:style-name="T12">Class action lawsuit regarding the Offic</text:span><text:span text:style-name="T14">e of Personnel Management’s 2014 and 2015 cyber attacks or Peraton’s 2013 and 2014 cyber attacks. </text:span><text:span text:style-name="T13">The </text:span><text:span text:style-name="Strong_20_Emphasis"><text:span text:style-name="T13">background investigation records of Federal employees past, present, and future and contractors had been stolen. SSNs of 21.5 million individuals were stolen from the background investigation databases. Interviews, fingerprints, and applications used for background checks.</text:span></text:span></text:p>
      <text:p text:style-name="P22"/>
      <text:p text:style-name="P23"><text:span text:style-name="T15">They agreed to a settlement of </text:span>$63,000,000 <text:span text:style-name="T16">for those whose personal information had been released because of the breach. </text:span><text:span text:style-name="T17">This covers out of pocket expenses like identity theft protection, credit report costs, or identity theft. </text:span><text:span text:style-name="T18">This they also say they deny the </text:span><text:span text:style-name="T19">any liability or wrong doing. </text:span></text:p>
      <text:p text:style-name="P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14:58:15.184040175</meta:creation-date>
    <dc:date>2023-02-02T21:32:34.709104563</dc:date>
    <meta:editing-duration>PT3H43M42S</meta:editing-duration>
    <meta:editing-cycles>22</meta:editing-cycles>
    <meta:generator>LibreOffice/7.4.5.1$Linux_X86_64 LibreOffice_project/40$Build-1</meta:generator>
    <meta:document-statistic meta:table-count="0" meta:image-count="0" meta:object-count="0" meta:page-count="3" meta:paragraph-count="57" meta:word-count="811" meta:character-count="6243" meta:non-whitespace-character-count="5470"/>
  </office:meta>
</office:document-meta>
</file>